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7aa5" officeooo:paragraph-rsid="00027a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f </text:p>
      <text:p text:style-name="P1">. <text:s/>AverageD&gt;AverageK &amp;&amp;</text:p>
      <text:p text:style-name="P1">. score&gt;100</text:p>
      <text:p text:style-name="P1"/>
      <text:p text:style-name="P1">=Winner D</text:p>
      <text:p text:style-name="P1"/>
      <text:p text:style-name="P1">If </text:p>
      <text:p text:style-name="P1">.AverageK&gt;AverageD &amp;&amp;</text:p>
      <text:p text:style-name="P1">.score&gt;100</text:p>
      <text:p text:style-name="P1"/>
      <text:p text:style-name="P1">=WinnerK</text:p>
      <text:p text:style-name="P1"/>
      <text:p text:style-name="P1">If</text:p>
      <text:p text:style-name="P1">averageK=averageD &amp;&amp;</text:p>
      <text:p text:style-name="P1">score&gt;100</text:p>
      <text:p text:style-name="P1"/>
      <text:p text:style-name="P1">=Draw</text:p>
      <text:p text:style-name="P1"/>
      <text:p text:style-name="P1">If </text:p>
      <text:p text:style-name="P1">Score&lt;100 &amp;&amp;</text:p>
      <text:p text:style-name="P1"/>
      <text:p text:style-name="P1">=NoTrophy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8T11:47:54.575653200</meta:creation-date>
    <dc:date>2025-04-28T12:55:51.135627300</dc:date>
    <meta:editing-duration>PT57M19S</meta:editing-duration>
    <meta:editing-cycles>1</meta:editing-cycles>
    <meta:document-statistic meta:table-count="0" meta:image-count="0" meta:object-count="0" meta:page-count="1" meta:paragraph-count="15" meta:word-count="22" meta:character-count="148" meta:non-whitespace-character-count="137"/>
    <meta:generator>LibreOffice/25.2.2.2$Windows_X86_64 LibreOffice_project/7370d4be9e3cf6031a51beef54ff3bda878e3fac</meta:generator>
  </office:meta>
</office:document-meta>
</file>